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2.61cm" svg:height="23.986cm" svg:x="13.684cm" svg:y="0.557cm">
            <draw:object draw:notify-on-update-of-ranges="Sheet1.B1:Sheet1.B1 Sheet1.B2:Sheet1.B20 Sheet1.A2:Sheet1.A20 Sheet1.C1:Sheet1.C1 Sheet1.C2:Sheet1.C20 Sheet1.A2:Sheet1.A20 Sheet1.D1:Sheet1.D1 Sheet1.D2:Sheet1.D20 Sheet1.A2:Sheet1.A20 Sheet1.E1:Sheet1.E1 Sheet1.E2:Sheet1.E20 Sheet1.A2:Sheet1.A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Methods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Heap</text:p>
          </table:table-cell>
          <table:table-cell table:style-name="ce1" office:value-type="string" calcext:value-type="string">
            <text:p>Other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7" calcext:value-type="float">
            <text:p>3,97</text:p>
          </table:table-cell>
          <table:table-cell office:value-type="float" office:value="6.91" calcext:value-type="float">
            <text:p>6,91</text:p>
          </table:table-cell>
          <table:table-cell office:value-type="float" office:value="1.03" calcext:value-type="float">
            <text:p>1,03</text:p>
          </table:table-cell>
          <table:table-cell office:value-type="float" office:value="11.91" calcext:value-type="float">
            <text:p>11,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97" calcext:value-type="float">
            <text:p>3,97</text:p>
          </table:table-cell>
          <table:table-cell office:value-type="float" office:value="6.91" calcext:value-type="float">
            <text:p>6,91</text:p>
          </table:table-cell>
          <table:table-cell office:value-type="float" office:value="1.03" calcext:value-type="float">
            <text:p>1,03</text:p>
          </table:table-cell>
          <table:table-cell office:value-type="float" office:value="11.91" calcext:value-type="float">
            <text:p>11,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97" calcext:value-type="float">
            <text:p>3,97</text:p>
          </table:table-cell>
          <table:table-cell office:value-type="float" office:value="6.91" calcext:value-type="float">
            <text:p>6,91</text:p>
          </table:table-cell>
          <table:table-cell office:value-type="float" office:value="1.03" calcext:value-type="float">
            <text:p>1,03</text:p>
          </table:table-cell>
          <table:table-cell office:value-type="float" office:value="11.91" calcext:value-type="float">
            <text:p>11,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97" calcext:value-type="float">
            <text:p>3,97</text:p>
          </table:table-cell>
          <table:table-cell office:value-type="float" office:value="6.91" calcext:value-type="float">
            <text:p>6,91</text:p>
          </table:table-cell>
          <table:table-cell office:value-type="float" office:value="1.03" calcext:value-type="float">
            <text:p>1,03</text:p>
          </table:table-cell>
          <table:table-cell office:value-type="float" office:value="11.91" calcext:value-type="float">
            <text:p>11,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97" calcext:value-type="float">
            <text:p>3,97</text:p>
          </table:table-cell>
          <table:table-cell office:value-type="float" office:value="6.91" calcext:value-type="float">
            <text:p>6,91</text:p>
          </table:table-cell>
          <table:table-cell office:value-type="float" office:value="1.02" calcext:value-type="float">
            <text:p>1,02</text:p>
          </table:table-cell>
          <table:table-cell office:value-type="float" office:value="11.91" calcext:value-type="float">
            <text:p>11,9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97" calcext:value-type="float">
            <text:p>3,97</text:p>
          </table:table-cell>
          <table:table-cell office:value-type="float" office:value="6.92" calcext:value-type="float">
            <text:p>6,92</text:p>
          </table:table-cell>
          <table:table-cell office:value-type="float" office:value="1.03" calcext:value-type="float">
            <text:p>1,03</text:p>
          </table:table-cell>
          <table:table-cell office:value-type="float" office:value="11.92" calcext:value-type="float">
            <text:p>11,9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.98" calcext:value-type="float">
            <text:p>3,98</text:p>
          </table:table-cell>
          <table:table-cell office:value-type="float" office:value="6.92" calcext:value-type="float">
            <text:p>6,92</text:p>
          </table:table-cell>
          <table:table-cell office:value-type="float" office:value="1.03" calcext:value-type="float">
            <text:p>1,03</text:p>
          </table:table-cell>
          <table:table-cell office:value-type="float" office:value="11.92" calcext:value-type="float">
            <text:p>11,9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98" calcext:value-type="float">
            <text:p>3,98</text:p>
          </table:table-cell>
          <table:table-cell office:value-type="float" office:value="6.92" calcext:value-type="float">
            <text:p>6,92</text:p>
          </table:table-cell>
          <table:table-cell office:value-type="float" office:value="1.04" calcext:value-type="float">
            <text:p>1,04</text:p>
          </table:table-cell>
          <table:table-cell office:value-type="float" office:value="11.94" calcext:value-type="float">
            <text:p>11,9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.99" calcext:value-type="float">
            <text:p>3,99</text:p>
          </table:table-cell>
          <table:table-cell office:value-type="float" office:value="6.92" calcext:value-type="float">
            <text:p>6,92</text:p>
          </table:table-cell>
          <table:table-cell office:value-type="float" office:value="1.04" calcext:value-type="float">
            <text:p>1,04</text:p>
          </table:table-cell>
          <table:table-cell office:value-type="float" office:value="11.95" calcext:value-type="float">
            <text:p>11,9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.01" calcext:value-type="float">
            <text:p>4,01</text:p>
          </table:table-cell>
          <table:table-cell office:value-type="float" office:value="6.93" calcext:value-type="float">
            <text:p>6,93</text:p>
          </table:table-cell>
          <table:table-cell office:value-type="float" office:value="1.07" calcext:value-type="float">
            <text:p>1,07</text:p>
          </table:table-cell>
          <table:table-cell office:value-type="float" office:value="12.01" calcext:value-type="float">
            <text:p>12,0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.06" calcext:value-type="float">
            <text:p>4,06</text:p>
          </table:table-cell>
          <table:table-cell office:value-type="float" office:value="6.93" calcext:value-type="float">
            <text:p>6,93</text:p>
          </table:table-cell>
          <table:table-cell office:value-type="float" office:value="1.11" calcext:value-type="float">
            <text:p>1,11</text:p>
          </table:table-cell>
          <table:table-cell office:value-type="float" office:value="12.1" calcext:value-type="float">
            <text:p>12,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.14" calcext:value-type="float">
            <text:p>4,14</text:p>
          </table:table-cell>
          <table:table-cell office:value-type="float" office:value="7.95" calcext:value-type="float">
            <text:p>7,95</text:p>
          </table:table-cell>
          <table:table-cell office:value-type="float" office:value="1.19" calcext:value-type="float">
            <text:p>1,19</text:p>
          </table:table-cell>
          <table:table-cell office:value-type="float" office:value="13.28" calcext:value-type="float">
            <text:p>13,2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4.31" calcext:value-type="float">
            <text:p>4,31</text:p>
          </table:table-cell>
          <table:table-cell office:value-type="float" office:value="9.98" calcext:value-type="float">
            <text:p>9,98</text:p>
          </table:table-cell>
          <table:table-cell office:value-type="float" office:value="1.36" calcext:value-type="float">
            <text:p>1,36</text:p>
          </table:table-cell>
          <table:table-cell office:value-type="float" office:value="15.66" calcext:value-type="float">
            <text:p>15,66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.66" calcext:value-type="float">
            <text:p>4,66</text:p>
          </table:table-cell>
          <table:table-cell office:value-type="float" office:value="12.05" calcext:value-type="float">
            <text:p>12,05</text:p>
          </table:table-cell>
          <table:table-cell office:value-type="float" office:value="1.7" calcext:value-type="float">
            <text:p>1,7</text:p>
          </table:table-cell>
          <table:table-cell office:value-type="float" office:value="18.41" calcext:value-type="float">
            <text:p>18,4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5.35" calcext:value-type="float">
            <text:p>5,35</text:p>
          </table:table-cell>
          <table:table-cell office:value-type="float" office:value="18.64" calcext:value-type="float">
            <text:p>18,64</text:p>
          </table:table-cell>
          <table:table-cell office:value-type="float" office:value="2.37" calcext:value-type="float">
            <text:p>2,37</text:p>
          </table:table-cell>
          <table:table-cell office:value-type="float" office:value="26.36" calcext:value-type="float">
            <text:p>26,3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.72" calcext:value-type="float">
            <text:p>6,72</text:p>
          </table:table-cell>
          <table:table-cell office:value-type="float" office:value="30.57" calcext:value-type="float">
            <text:p>30,57</text:p>
          </table:table-cell>
          <table:table-cell office:value-type="float" office:value="3.72" calcext:value-type="float">
            <text:p>3,72</text:p>
          </table:table-cell>
          <table:table-cell office:value-type="float" office:value="41.01" calcext:value-type="float">
            <text:p>41,0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9.47" calcext:value-type="float">
            <text:p>9,47</text:p>
          </table:table-cell>
          <table:table-cell office:value-type="float" office:value="54.2" calcext:value-type="float">
            <text:p>54,2</text:p>
          </table:table-cell>
          <table:table-cell office:value-type="float" office:value="6.42" calcext:value-type="float">
            <text:p>6,42</text:p>
          </table:table-cell>
          <table:table-cell office:value-type="float" office:value="70.09" calcext:value-type="float">
            <text:p>70,09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4.97" calcext:value-type="float">
            <text:p>14,97</text:p>
          </table:table-cell>
          <table:table-cell office:value-type="float" office:value="97.74" calcext:value-type="float">
            <text:p>97,74</text:p>
          </table:table-cell>
          <table:table-cell office:value-type="float" office:value="11.81" calcext:value-type="float">
            <text:p>11,81</text:p>
          </table:table-cell>
          <table:table-cell office:value-type="float" office:value="124.52" calcext:value-type="float">
            <text:p>124,52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25.97" calcext:value-type="float">
            <text:p>25,97</text:p>
          </table:table-cell>
          <table:table-cell office:value-type="float" office:value="183.82" calcext:value-type="float">
            <text:p>183,82</text:p>
          </table:table-cell>
          <table:table-cell office:value-type="float" office:value="22.61" calcext:value-type="float">
            <text:p>22,61</text:p>
          </table:table-cell>
          <table:table-cell office:value-type="float" office:value="232.4" calcext:value-type="float">
            <text:p>232,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2">00.00.0000</text:date>, <text:time style:data-style-name="N2" text:time-value="13:33:28.9100405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2T12:19:14.180657594</meta:creation-date>
    <dc:date>2022-03-02T15:50:01.569655695</dc:date>
    <meta:editing-duration>PT1H12M53S</meta:editing-duration>
    <meta:editing-cycles>26</meta:editing-cycles>
    <meta:generator>LibreOffice/7.2.5.2.0$Linux_AARCH64 LibreOffice_project/20$Build-2</meta:generator>
    <meta:document-statistic meta:table-count="1" meta:cell-count="10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2.611cm" svg:height="23.987cm" xlink:href=".." xlink:type="simple" chart:class="chart:scatter" chart:style-name="ch1">
        <chart:legend chart:legend-position="end" svg:x="40.42cm" svg:y="10.947cm" style:legend-expansion="high" chart:style-name="ch2"/>
        <chart:plot-area chart:style-name="ch3" table:cell-range-address="Sheet1.A2:Sheet1.E20 Sheet1.B1:Sheet1.E1" chart:data-source-has-labels="row" svg:x="1.863cm" svg:y="0.479cm" svg:width="37.705cm" svg:height="22.048cm">
          <chart:coordinate-region svg:x="2.67cm" svg:y="0.678cm" svg:width="36.342cm" svg:height="21.202cm"/>
          <chart:axis chart:dimension="x" chart:name="primary-x" chart:style-name="ch4">
            <chart:title svg:x="18.581cm" svg:y="23.006cm" chart:style-name="ch5">
              <text:p>Number of included methods</text:p>
            </chart:title>
          </chart:axis>
          <chart:axis chart:dimension="y" chart:name="primary-y" chart:style-name="ch4">
            <chart:title svg:x="0.451cm" svg:y="13.809cm" chart:style-name="ch6">
              <text:p>Used space in executable (MB)</text:p>
            </chart:title>
            <chart:grid chart:style-name="ch7" chart:class="major"/>
          </chart:axis>
          <chart:series chart:style-name="ch8" chart:values-cell-range-address="Sheet1.B2:Sheet1.B20" chart:label-cell-address="Sheet1.B1:Sheet1.B1" chart:class="chart:scatter">
            <chart:domain table:cell-range-address="Sheet1.A2:Sheet1.A20"/>
            <chart:data-point chart:repeated="19"/>
          </chart:series>
          <chart:series chart:style-name="ch9" chart:values-cell-range-address="Sheet1.C2:Sheet1.C20" chart:label-cell-address="Sheet1.C1:Sheet1.C1" chart:class="chart:scatter">
            <chart:data-point chart:repeated="19"/>
          </chart:series>
          <chart:series chart:style-name="ch10" chart:values-cell-range-address="Sheet1.D2:Sheet1.D20" chart:label-cell-address="Sheet1.D1:Sheet1.D1" chart:class="chart:scatter">
            <chart:data-point chart:repeated="19"/>
          </chart:series>
          <chart:series chart:style-name="ch11" chart:values-cell-range-address="Sheet1.E2:Sheet1.E20" chart:label-cell-address="Sheet1.E1:Sheet1.E1" chart:class="chart:scatte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de</text:p>
                <draw:g>
                  <svg:desc>Sheet1.B1:Sheet1.B1</svg:desc>
                </draw:g>
              </table:table-cell>
              <table:table-cell office:value-type="string">
                <text:p>Heap</text:p>
                <draw:g>
                  <svg:desc>Sheet1.C1:Sheet1.C1</svg:desc>
                </draw:g>
              </table:table-cell>
              <table:table-cell office:value-type="string">
                <text:p>Other</text:p>
                <draw:g>
                  <svg:desc>Sheet1.D1:Sheet1.D1</svg:desc>
                </draw:g>
              </table:table-cell>
              <table:table-cell office:value-type="string">
                <text:p>Total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20</svg:desc>
                </draw:g>
              </table:table-cell>
              <table:table-cell office:value-type="float" office:value="3.97">
                <text:p>3.97</text:p>
                <draw:g>
                  <svg:desc>Sheet1.B2:Sheet1.B20</svg:desc>
                </draw:g>
              </table:table-cell>
              <table:table-cell office:value-type="float" office:value="6.91">
                <text:p>6.91</text:p>
                <draw:g>
                  <svg:desc>Sheet1.C2:Sheet1.C20</svg:desc>
                </draw:g>
              </table:table-cell>
              <table:table-cell office:value-type="float" office:value="1.03">
                <text:p>1.03</text:p>
                <draw:g>
                  <svg:desc>Sheet1.D2:Sheet1.D20</svg:desc>
                </draw:g>
              </table:table-cell>
              <table:table-cell office:value-type="float" office:value="11.91">
                <text:p>11.91</text:p>
                <draw:g>
                  <svg:desc>Sheet1.E2:Sheet1.E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97">
                <text:p>3.97</text:p>
              </table:table-cell>
              <table:table-cell office:value-type="float" office:value="6.91">
                <text:p>6.91</text:p>
              </table:table-cell>
              <table:table-cell office:value-type="float" office:value="1.03">
                <text:p>1.03</text:p>
              </table:table-cell>
              <table:table-cell office:value-type="float" office:value="11.91">
                <text:p>11.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.97">
                <text:p>3.97</text:p>
              </table:table-cell>
              <table:table-cell office:value-type="float" office:value="6.91">
                <text:p>6.91</text:p>
              </table:table-cell>
              <table:table-cell office:value-type="float" office:value="1.03">
                <text:p>1.03</text:p>
              </table:table-cell>
              <table:table-cell office:value-type="float" office:value="11.91">
                <text:p>11.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97">
                <text:p>3.97</text:p>
              </table:table-cell>
              <table:table-cell office:value-type="float" office:value="6.91">
                <text:p>6.91</text:p>
              </table:table-cell>
              <table:table-cell office:value-type="float" office:value="1.03">
                <text:p>1.03</text:p>
              </table:table-cell>
              <table:table-cell office:value-type="float" office:value="11.91">
                <text:p>11.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3.97">
                <text:p>3.97</text:p>
              </table:table-cell>
              <table:table-cell office:value-type="float" office:value="6.91">
                <text:p>6.91</text:p>
              </table:table-cell>
              <table:table-cell office:value-type="float" office:value="1.02">
                <text:p>1.02</text:p>
              </table:table-cell>
              <table:table-cell office:value-type="float" office:value="11.91">
                <text:p>11.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3.97">
                <text:p>3.97</text:p>
              </table:table-cell>
              <table:table-cell office:value-type="float" office:value="6.92">
                <text:p>6.92</text:p>
              </table:table-cell>
              <table:table-cell office:value-type="float" office:value="1.03">
                <text:p>1.03</text:p>
              </table:table-cell>
              <table:table-cell office:value-type="float" office:value="11.92">
                <text:p>11.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3.98">
                <text:p>3.98</text:p>
              </table:table-cell>
              <table:table-cell office:value-type="float" office:value="6.92">
                <text:p>6.92</text:p>
              </table:table-cell>
              <table:table-cell office:value-type="float" office:value="1.03">
                <text:p>1.03</text:p>
              </table:table-cell>
              <table:table-cell office:value-type="float" office:value="11.92">
                <text:p>11.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">
                <text:p>64</text:p>
              </table:table-cell>
              <table:table-cell office:value-type="float" office:value="3.98">
                <text:p>3.98</text:p>
              </table:table-cell>
              <table:table-cell office:value-type="float" office:value="6.92">
                <text:p>6.92</text:p>
              </table:table-cell>
              <table:table-cell office:value-type="float" office:value="1.04">
                <text:p>1.04</text:p>
              </table:table-cell>
              <table:table-cell office:value-type="float" office:value="11.94">
                <text:p>11.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8">
                <text:p>128</text:p>
              </table:table-cell>
              <table:table-cell office:value-type="float" office:value="3.99">
                <text:p>3.99</text:p>
              </table:table-cell>
              <table:table-cell office:value-type="float" office:value="6.92">
                <text:p>6.92</text:p>
              </table:table-cell>
              <table:table-cell office:value-type="float" office:value="1.04">
                <text:p>1.04</text:p>
              </table:table-cell>
              <table:table-cell office:value-type="float" office:value="11.95">
                <text:p>11.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6">
                <text:p>256</text:p>
              </table:table-cell>
              <table:table-cell office:value-type="float" office:value="4.01">
                <text:p>4.01</text:p>
              </table:table-cell>
              <table:table-cell office:value-type="float" office:value="6.93">
                <text:p>6.93</text:p>
              </table:table-cell>
              <table:table-cell office:value-type="float" office:value="1.07">
                <text:p>1.07</text:p>
              </table:table-cell>
              <table:table-cell office:value-type="float" office:value="12.01">
                <text:p>12.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12">
                <text:p>512</text:p>
              </table:table-cell>
              <table:table-cell office:value-type="float" office:value="4.06">
                <text:p>4.06</text:p>
              </table:table-cell>
              <table:table-cell office:value-type="float" office:value="6.93">
                <text:p>6.93</text:p>
              </table:table-cell>
              <table:table-cell office:value-type="float" office:value="1.11">
                <text:p>1.11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24">
                <text:p>1024</text:p>
              </table:table-cell>
              <table:table-cell office:value-type="float" office:value="4.14">
                <text:p>4.14</text:p>
              </table:table-cell>
              <table:table-cell office:value-type="float" office:value="7.95">
                <text:p>7.95</text:p>
              </table:table-cell>
              <table:table-cell office:value-type="float" office:value="1.19">
                <text:p>1.19</text:p>
              </table:table-cell>
              <table:table-cell office:value-type="float" office:value="13.28">
                <text:p>13.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48">
                <text:p>2048</text:p>
              </table:table-cell>
              <table:table-cell office:value-type="float" office:value="4.31">
                <text:p>4.31</text:p>
              </table:table-cell>
              <table:table-cell office:value-type="float" office:value="9.98">
                <text:p>9.98</text:p>
              </table:table-cell>
              <table:table-cell office:value-type="float" office:value="1.36">
                <text:p>1.36</text:p>
              </table:table-cell>
              <table:table-cell office:value-type="float" office:value="15.66">
                <text:p>15.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96">
                <text:p>4096</text:p>
              </table:table-cell>
              <table:table-cell office:value-type="float" office:value="4.66">
                <text:p>4.66</text:p>
              </table:table-cell>
              <table:table-cell office:value-type="float" office:value="12.05">
                <text:p>12.05</text:p>
              </table:table-cell>
              <table:table-cell office:value-type="float" office:value="1.7">
                <text:p>1.7</text:p>
              </table:table-cell>
              <table:table-cell office:value-type="float" office:value="18.41">
                <text:p>18.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192">
                <text:p>8192</text:p>
              </table:table-cell>
              <table:table-cell office:value-type="float" office:value="5.35">
                <text:p>5.35</text:p>
              </table:table-cell>
              <table:table-cell office:value-type="float" office:value="18.64">
                <text:p>18.64</text:p>
              </table:table-cell>
              <table:table-cell office:value-type="float" office:value="2.37">
                <text:p>2.37</text:p>
              </table:table-cell>
              <table:table-cell office:value-type="float" office:value="26.36">
                <text:p>26.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384">
                <text:p>16384</text:p>
              </table:table-cell>
              <table:table-cell office:value-type="float" office:value="6.72">
                <text:p>6.72</text:p>
              </table:table-cell>
              <table:table-cell office:value-type="float" office:value="30.57">
                <text:p>30.57</text:p>
              </table:table-cell>
              <table:table-cell office:value-type="float" office:value="3.72">
                <text:p>3.72</text:p>
              </table:table-cell>
              <table:table-cell office:value-type="float" office:value="41.01">
                <text:p>41.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768">
                <text:p>32768</text:p>
              </table:table-cell>
              <table:table-cell office:value-type="float" office:value="9.47">
                <text:p>9.47</text:p>
              </table:table-cell>
              <table:table-cell office:value-type="float" office:value="54.2">
                <text:p>54.2</text:p>
              </table:table-cell>
              <table:table-cell office:value-type="float" office:value="6.42">
                <text:p>6.42</text:p>
              </table:table-cell>
              <table:table-cell office:value-type="float" office:value="70.09">
                <text:p>70.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5536">
                <text:p>65536</text:p>
              </table:table-cell>
              <table:table-cell office:value-type="float" office:value="14.97">
                <text:p>14.97</text:p>
              </table:table-cell>
              <table:table-cell office:value-type="float" office:value="97.74">
                <text:p>97.74</text:p>
              </table:table-cell>
              <table:table-cell office:value-type="float" office:value="11.81">
                <text:p>11.81</text:p>
              </table:table-cell>
              <table:table-cell office:value-type="float" office:value="124.52">
                <text:p>124.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1072">
                <text:p>131072</text:p>
              </table:table-cell>
              <table:table-cell office:value-type="float" office:value="25.97">
                <text:p>25.97</text:p>
              </table:table-cell>
              <table:table-cell office:value-type="float" office:value="183.82">
                <text:p>183.82</text:p>
              </table:table-cell>
              <table:table-cell office:value-type="float" office:value="22.61">
                <text:p>22.61</text:p>
              </table:table-cell>
              <table:table-cell office:value-type="float" office:value="232.4">
                <text:p>232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AARCH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